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46cm" fo:min-width="1.207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2.042cm" fo:min-width="4.469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2.042cm" fo:min-width="4.459cm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2.042cm" fo:min-width="4.332cm"/>
    </style:style>
    <style:style style:name="gr5" style:family="graphic" style:parent-style-name="standard">
      <style:graphic-properties draw:fill="none" draw:fill-color="#729fcf" draw:textarea-horizontal-align="justify" draw:textarea-vertical-align="middle" draw:auto-grow-height="false" fo:min-height="2.042cm" fo:min-width="4.459cm"/>
    </style:style>
    <style:style style:name="gr6" style:family="graphic" style:parent-style-name="standard">
      <style:graphic-properties svg:stroke-width="0.053cm" draw:marker-start-width="0.279cm" draw:marker-end="Arrow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3465a4" draw:marker-start-width="0.279cm" draw:marker-end="Arrow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949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fo:min-height="1.897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729fcf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413cm" svg:height="2.54cm" svg:x="8.737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5.217cm" svg:height="2.54cm" svg:x="7.34cm" svg:y="8.62cm">
          <draw:glue-point draw:id="4" svg:x="5cm" svg:y="-2cm"/>
          <draw:glue-point draw:id="5" svg:x="5cm" svg:y="2cm"/>
          <text:p text:style-name="P1">Calibrating</text:p>
          <text:p text:style-name="P1"><text:span text:style-name="T1">a := (n * a + x) / n + 1</text:span></text:p>
          <text:p text:style-name="P1"><text:span text:style-name="T1">n := n + 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5.207cm" svg:height="2.54cm" svg:x="7.35cm" svg:y="12.43cm">
          <draw:glue-point draw:id="4" svg:x="5cm" svg:y="-2cm"/>
          <draw:glue-point draw:id="5" svg:x="1.342cm" svg:y="5cm"/>
          <draw:glue-point draw:id="6" svg:x="-1.584cm" svg:y="5cm"/>
          <text:p text:style-name="P1">Released</text:p>
          <text:p text:style-name="P1"><text:span text:style-name="T1">a := ((N – 1) * a + x) / 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5.08cm" svg:height="2.54cm" svg:x="12.43cm" svg:y="16.24cm">
          <draw:glue-point draw:id="4" svg:x="1.5cm" svg:y="-5cm"/>
          <draw:glue-point draw:id="5" svg:x="5cm" svg:y="-2cm"/>
          <draw:glue-point draw:id="6" svg:x="5cm" svg:y="2cm"/>
          <text:p text:style-name="P1">Released to</text:p>
          <text:p text:style-name="P1">Pressed</text:p>
          <text:p text:style-name="P1"><text:span text:style-name="T1">c := c + 1</text:span></text:p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5" draw:id="id5" draw:layer="layout" svg:width="5.207cm" svg:height="2.54cm" svg:x="7.35cm" svg:y="20.05cm">
          <draw:glue-point draw:id="4" svg:x="-4.999cm" svg:y="2cm"/>
          <draw:glue-point draw:id="5" svg:x="-4.999cm" svg:y="-2cm"/>
          <draw:glue-point draw:id="6" svg:x="1.098cm" svg:y="5cm"/>
          <draw:glue-point draw:id="7" svg:x="-1.34cm" svg:y="5cm"/>
          <text:p text:style-name="P1">Pressed</text:p>
          <text:p text:style-name="P1"><text:span text:style-name="T1">d := d +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6" draw:id="id6" draw:layer="layout" svg:width="5.207cm" svg:height="2.54cm" svg:x="2.27cm" svg:y="16.24cm">
          <draw:glue-point draw:id="4" svg:x="-1.34cm" svg:y="5cm"/>
          <draw:glue-point draw:id="5" svg:x="1.098cm" svg:y="5cm"/>
          <draw:glue-point draw:id="6" svg:x="-4.999cm" svg:y="-2cm"/>
          <draw:glue-point draw:id="7" svg:x="-4.999cm" svg:y="2cm"/>
          <text:p text:style-name="P1">Pressed to </text:p>
          <text:p text:style-name="P1">Released</text:p>
          <text:p text:style-name="P1"><text:span text:style-name="T1">c := c + 1</text:span></text:p>
          <text:p text:style-name="P1"><text:span text:style-name="T1">d := d +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9.944cm" svg:y1="7.35cm" svg:x2="9.948cm" svg:y2="8.62cm" draw:start-shape="id1" draw:start-glue-point="8" draw:end-shape="id2" draw:end-glue-point="0" svg:d="M9944 7350v636h4v634" svg:viewBox="0 0 5 1271">
          <text:p/>
        </draw:connector>
        <draw:connector draw:style-name="gr6" draw:text-style-name="P1" draw:layer="layout" svg:x1="9.948cm" svg:y1="11.16cm" svg:x2="9.953cm" svg:y2="12.43cm" draw:start-shape="id2" draw:start-glue-point="2" draw:end-shape="id3" draw:end-glue-point="0" svg:d="M9948 11160v636h5v634" svg:viewBox="0 0 6 1271">
          <text:p/>
        </draw:connector>
        <draw:connector draw:style-name="gr7" draw:text-style-name="P2" draw:layer="layout" draw:type="curve" svg:x1="12.557cm" svg:y1="13.7cm" svg:x2="14.97cm" svg:y2="16.24cm" draw:start-shape="id3" draw:start-glue-point="1" draw:end-shape="id4" draw:end-glue-point="0" svg:d="M12557 13700c1609 0 2413 846 2413 2540" svg:viewBox="0 0 2414 2541">
          <text:p/>
        </draw:connector>
        <draw:connector draw:style-name="gr8" draw:text-style-name="P2" draw:layer="layout" draw:type="curve" svg:x1="14.97cm" svg:y1="18.78cm" svg:x2="12.557cm" svg:y2="21.32cm" draw:start-shape="id4" draw:start-glue-point="2" draw:end-shape="id5" draw:end-glue-point="1" svg:d="M14970 18780c0 1694-804 2540-2413 2540" svg:viewBox="0 0 2414 2541">
          <text:p/>
        </draw:connector>
        <draw:connector draw:style-name="gr8" draw:text-style-name="P2" draw:layer="layout" draw:type="curve" svg:x1="7.35cm" svg:y1="21.32cm" svg:x2="4.873cm" svg:y2="18.78cm" draw:start-shape="id5" draw:start-glue-point="3" draw:end-shape="id6" svg:d="M7350 21320c-1652 0-2477-846-2477-2540" svg:viewBox="0 0 2478 2541">
          <text:p/>
        </draw:connector>
        <draw:connector draw:style-name="gr8" draw:text-style-name="P2" draw:layer="layout" draw:type="curve" svg:x1="4.873cm" svg:y1="16.24cm" svg:x2="7.35cm" svg:y2="13.7cm" draw:start-shape="id6" draw:start-glue-point="0" draw:end-shape="id3" draw:end-glue-point="3" svg:d="M4873 16240c0-1694 825-2540 2477-2540" svg:viewBox="0 0 2478 2541">
          <text:p/>
        </draw:connector>
        <draw:connector draw:style-name="gr8" draw:text-style-name="P2" draw:layer="layout" draw:type="curve" svg:x1="15.732cm" svg:y1="16.24cm" svg:x2="12.556cm" svg:y2="13.192cm" draw:start-shape="id4" draw:start-glue-point="4" draw:end-shape="id3" draw:end-glue-point="4" svg:d="M15732 16240c0-2032-1058-3048-3176-3048" svg:viewBox="0 0 3177 3049">
          <text:p/>
        </draw:connector>
        <draw:connector draw:style-name="gr8" draw:text-style-name="P2" draw:layer="layout" draw:type="curve" svg:x1="5.444cm" svg:y1="18.78cm" svg:x2="7.351cm" svg:y2="20.812cm" draw:start-shape="id6" draw:start-glue-point="5" draw:end-shape="id5" draw:end-glue-point="5" svg:d="M5444 18780c0 1355 635 2032 1907 2032" svg:viewBox="0 0 1908 2033">
          <text:p/>
        </draw:connector>
        <draw:connector draw:style-name="gr8" draw:text-style-name="P2" draw:layer="layout" draw:type="curve" draw:line-skew="-5.203cm" svg:x1="7.351cm" svg:y1="21.828cm" svg:x2="7.34cm" svg:y2="9.89cm" draw:start-shape="id5" draw:start-glue-point="4" draw:end-shape="id2" draw:end-glue-point="3" svg:d="M7351 21828c-8574 0-8568-11938-11-11938" svg:viewBox="0 0 6431 11939">
          <text:p/>
        </draw:connector>
        <draw:connector draw:style-name="gr9" draw:text-style-name="P2" draw:layer="layout" draw:type="curve" draw:line-skew="0.39cm" svg:x1="10.651cm" svg:y1="14.97cm" svg:x2="9.129cm" svg:y2="14.97cm" draw:start-shape="id3" draw:start-glue-point="5" draw:end-shape="id3" draw:end-glue-point="6" svg:d="M10651 14970c0 1338-1522 1338-1522 0" svg:viewBox="0 0 1523 1005">
          <text:p/>
        </draw:connector>
        <draw:connector draw:style-name="gr8" draw:text-style-name="P2" draw:layer="layout" draw:type="curve" draw:line-skew="0.388cm" svg:x1="10.524cm" svg:y1="22.59cm" svg:x2="9.256cm" svg:y2="22.59cm" draw:start-shape="id5" draw:start-glue-point="6" draw:end-shape="id5" draw:end-glue-point="7" svg:d="M10524 22590c0 1335-1268 1335-1268 0" svg:viewBox="0 0 1269 1002">
          <text:p/>
        </draw:connector>
        <draw:connector draw:style-name="gr8" draw:text-style-name="P2" draw:layer="layout" draw:type="curve" draw:line-skew="0.518cm" svg:x1="12.556cm" svg:y1="10.398cm" svg:x2="12.556cm" svg:y2="9.382cm" draw:start-shape="id2" draw:start-glue-point="5" draw:end-shape="id2" draw:end-glue-point="4" svg:d="M12556 10398c1530 0 1530-1016 0-1016" svg:viewBox="0 0 1149 1017">
          <text:p/>
        </draw:connector>
        <draw:frame draw:style-name="gr10" draw:text-style-name="P5" draw:layer="layout" svg:width="2.54cm" svg:height="1.199cm" svg:x="9.128cm" svg:y="15.986cm">
          <draw:text-box>
            <text:p text:style-name="P4"><text:span text:style-name="T1">x &gt;= a - P</text:span></text:p>
          </draw:text-box>
        </draw:frame>
        <draw:frame draw:style-name="gr11" draw:text-style-name="P5" draw:layer="layout" svg:width="2.413cm" svg:height="1.673cm" svg:x="12.684cm" svg:y="14.694cm">
          <draw:text-box>
            <text:p text:style-name="P4"><text:span text:style-name="T1">x &lt; a - P:</text:span></text:p>
            <text:p text:style-name="P4"><text:span text:style-name="T1">c := 0</text:span></text:p>
          </draw:text-box>
        </draw:frame>
        <draw:frame draw:style-name="gr10" draw:text-style-name="P5" draw:layer="layout" svg:width="2.794cm" svg:height="1.199cm" svg:x="14.97cm" svg:y="13.319cm">
          <draw:text-box>
            <text:p text:style-name="P4"><text:span text:style-name="T1">x &gt;= a - P</text:span></text:p>
          </draw:text-box>
        </draw:frame>
        <draw:connector draw:style-name="gr8" draw:text-style-name="P2" draw:layer="layout" draw:type="curve" svg:x1="2.271cm" svg:y1="17.002cm" svg:x2="2.271cm" svg:y2="18.018cm" draw:start-shape="id6" draw:start-glue-point="6" draw:end-shape="id6" draw:end-glue-point="7" svg:d="M2271 17002c-754 0-754 1016 0 1016" svg:viewBox="0 0 566 1017">
          <text:p/>
        </draw:connector>
        <draw:connector draw:style-name="gr8" draw:text-style-name="P2" draw:layer="layout" draw:type="curve" svg:x1="17.51cm" svg:y1="18.018cm" svg:x2="17.51cm" svg:y2="17.002cm" draw:start-shape="id4" draw:start-glue-point="6" draw:end-shape="id4" draw:end-glue-point="5" svg:d="M17510 18018c753 0 753-1016 0-1016" svg:viewBox="0 0 566 1017">
          <text:p/>
        </draw:connector>
        <draw:frame draw:style-name="gr11" draw:text-style-name="P5" draw:layer="layout" svg:width="3.302cm" svg:height="1.673cm" svg:x="18.145cm" svg:y="16.946cm">
          <draw:text-box>
            <text:p text:style-name="P4"><text:span text:style-name="T1">x &lt; a - P &amp;&amp;</text:span></text:p>
            <text:p text:style-name="P4"><text:span text:style-name="T1">c &lt; C</text:span></text:p>
          </draw:text-box>
        </draw:frame>
        <draw:frame draw:style-name="gr12" draw:text-style-name="P5" draw:layer="layout" svg:width="3.556cm" svg:height="2.147cm" svg:x="15.097cm" svg:y="19.994cm">
          <draw:text-box>
            <text:p text:style-name="P4"><text:span text:style-name="T1">x &lt; a - P &amp;&amp;</text:span></text:p>
            <text:p text:style-name="P4"><text:span text:style-name="T1">c == C:</text:span></text:p>
            <text:p text:style-name="P4"><text:span text:style-name="T1">d := 0</text:span></text:p>
          </draw:text-box>
        </draw:frame>
        <draw:frame draw:style-name="gr10" draw:text-style-name="P5" draw:layer="layout" svg:width="2.413cm" svg:height="1.199cm" svg:x="13.827cm" svg:y="9.453cm">
          <draw:text-box>
            <text:p text:style-name="P4"><text:span text:style-name="T1">n &lt; N</text:span></text:p>
          </draw:text-box>
        </draw:frame>
        <draw:frame draw:style-name="gr10" draw:text-style-name="P5" draw:layer="layout" svg:width="2.413cm" svg:height="1.199cm" svg:x="10.271cm" svg:y="11.358cm">
          <draw:text-box>
            <text:p text:style-name="P4"><text:span text:style-name="T1">n == N</text:span></text:p>
          </draw:text-box>
        </draw:frame>
        <draw:frame draw:style-name="gr10" draw:text-style-name="P5" draw:layer="layout" svg:width="2.413cm" svg:height="1.199cm" svg:x="10.271cm" svg:y="7.548cm">
          <draw:text-box>
            <text:p text:style-name="P4"><text:span text:style-name="T1">n := 0</text:span></text:p>
          </draw:text-box>
        </draw:frame>
        <draw:frame draw:style-name="gr11" draw:text-style-name="P5" draw:layer="layout" svg:width="3.683cm" svg:height="1.673cm" svg:x="8.874cm" svg:y="23.965cm">
          <draw:text-box>
            <text:p text:style-name="P4"><text:span text:style-name="T1">x &lt; a - R &amp;&amp;</text:span></text:p>
            <text:p text:style-name="P4"><text:span text:style-name="T1">d &lt; D</text:span></text:p>
          </draw:text-box>
        </draw:frame>
        <draw:frame draw:style-name="gr11" draw:text-style-name="P5" draw:layer="layout" svg:width="3.175cm" svg:height="1.673cm" svg:x="1.254cm" svg:y="21.391cm">
          <draw:text-box>
            <text:p text:style-name="P4"><text:span text:style-name="T1">x &lt; a - R &amp;&amp;</text:span></text:p>
            <text:p text:style-name="P4"><text:span text:style-name="T1">d == D:</text:span></text:p>
            <text:p text:style-name="P4"><text:span text:style-name="T1">n := 0</text:span></text:p>
          </draw:text-box>
        </draw:frame>
        <draw:frame draw:style-name="gr10" draw:text-style-name="P5" draw:layer="layout" svg:width="2.794cm" svg:height="1.199cm" svg:x="2.524cm" svg:y="19.161cm">
          <draw:text-box>
            <text:p text:style-name="P4"><text:span text:style-name="T1">x &gt;= a – R:</text:span></text:p>
            <text:p text:style-name="P4"><text:span text:style-name="T1">c := 0</text:span></text:p>
          </draw:text-box>
        </draw:frame>
        <draw:frame draw:style-name="gr10" draw:text-style-name="P5" draw:layer="layout" svg:width="2.794cm" svg:height="1.199cm" svg:x="5.826cm" svg:y="18.851cm">
          <draw:text-box>
            <text:p text:style-name="P4"><text:span text:style-name="T1">x &lt; a - R</text:span></text:p>
          </draw:text-box>
        </draw:frame>
        <draw:frame draw:style-name="gr11" draw:text-style-name="P5" draw:layer="layout" svg:width="3.556cm" svg:height="1.673cm" svg:x="0.873cm" svg:y="15.583cm">
          <draw:text-box>
            <text:p text:style-name="P4"><text:span text:style-name="T1">x &gt;= a – R &amp;&amp;</text:span></text:p>
            <text:p text:style-name="P4"><text:span text:style-name="T1">c &lt; C</text:span></text:p>
          </draw:text-box>
        </draw:frame>
        <draw:frame draw:style-name="gr11" draw:text-style-name="P5" draw:layer="layout" svg:width="3.556cm" svg:height="1.673cm" svg:x="2.778cm" svg:y="13.424cm">
          <draw:text-box>
            <text:p text:style-name="P4"><text:span text:style-name="T1">x &gt;= a – R &amp;&amp;</text:span></text:p>
            <text:p text:style-name="P4"><text:span text:style-name="T1">c == 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1T14:43:28.695363873</meta:creation-date>
    <dc:date>2016-06-11T15:37:21.150250019</dc:date>
    <meta:editing-duration>PT43M9S</meta:editing-duration>
    <meta:editing-cycles>17</meta:editing-cycles>
    <meta:generator>LibreOffice/5.1.3.2$Linux_X86_64 LibreOffice_project/10m0$Build-2</meta:generator>
    <meta:document-statistic meta:object-count="34"/>
  </office:meta>
</office:document-meta>
</file>